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language="el" fo:country="GR" officeooo:rsid="00010bc5" officeooo:paragraph-rsid="00010bc5"/>
    </style:style>
    <style:style style:name="P2" style:family="paragraph" style:parent-style-name="Text_20_body">
      <style:paragraph-properties fo:break-before="page"/>
      <style:text-properties fo:language="el" fo:country="GR" officeooo:rsid="00010bc5" officeooo:paragraph-rsid="00010bc5"/>
    </style:style>
    <style:style style:name="P3" style:family="paragraph" style:parent-style-name="Title">
      <style:text-properties fo:language="el" fo:country="GR" officeooo:rsid="00010bc5" officeooo:paragraph-rsid="00010bc5"/>
    </style:style>
    <style:style style:name="T1" style:family="text">
      <style:text-properties style:font-name="Liberation Sans" fo:font-size="28pt" fo:font-weight="bold" style:font-name-asian="Microsoft YaHei" style:font-size-asian="28pt" style:font-weight-asian="bold" style:font-name-complex="Arial" style:font-size-complex="28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Γιάννης Τσιλίκας,Καλαϊτσ<text:span text:style-name="T1">ί</text:span>δης Αρσλάν,Μαργαρίτα Κουτρα</text:p>
      <text:p text:style-name="P1"/>
      <text:p text:style-name="P1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18T14:03:07.486000000</meta:creation-date>
    <meta:generator>LibreOffice/7.1.0.3$Windows_X86_64 LibreOffice_project/f6099ecf3d29644b5008cc8f48f42f4a40986e4c</meta:generator>
    <dc:date>2021-03-18T14:05:28.698000000</dc:date>
    <meta:editing-duration>PT2M21S</meta:editing-duration>
    <meta:editing-cycles>3</meta:editing-cycles>
    <meta:document-statistic meta:table-count="0" meta:image-count="0" meta:object-count="0" meta:page-count="2" meta:paragraph-count="1" meta:word-count="4" meta:character-count="52" meta:non-whitespace-character-count="49"/>
  </office:meta>
</office:document-meta>
</file>